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F000004477C75BA136CC20D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4cm" svg:height="20.086cm" svg:x="1cm" svg:y="1cm">
          <draw:image xlink:href="Pictures/10000001000005FF000004477C75BA136CC20D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30T18:40:38.707900352</meta:creation-date>
    <dc:date>2022-07-30T18:43:04.092971076</dc:date>
    <meta:editing-duration>PT2M26S</meta:editing-duration>
    <meta:editing-cycles>1</meta:editing-cycles>
    <meta:document-statistic meta:object-count="1"/>
    <meta:generator>LibreOffice/7.3.4.2$Linux_X86_64 LibreOffice_project/30$Build-2</meta:generator>
  </office:meta>
</office:document-meta>
</file>